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RSocketRequesterBuilder.getSetupPayload( MimeType dataMimeType , MimeType metaMimeType , RSocketStrategies strategies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1">
            <text:p text:style-name="Table_20_Contents">11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DefaultRSocketRequesterBuilder.rsocketStrategies( @ Nullable RSocketStrategies strategi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RSocketRequesterBuilder.getMimeType( Decoder &lt; ? &gt; decod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RSocketRequesterBuilder.tcp( String host , int po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RSocketRequesterBuilder.isCoreCodec( Object code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RSocketRequesterBuilder.connectTcp( String host , int po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RSocketRequesterBuilder.setupRoute( String route , Object ... routeVa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RSocketRequesterBuilder.dataMimeType( @ Nullable MimeType mime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RSocketRequesterBuilder.apply( Consumer &lt; RSocketRequester . Builder &gt; configur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RSocketRequesterBuilder.getDataMimeType( RSocketStrategies strategies )</text:p>
          </table:table-cell>
          <table:table-cell office:value-type="float" office:value="9">
            <text:p text:style-name="Table_20_Contents">9</text:p>
          </table:table-cell>
          <table:table-cell office:value-type="float" office:value="5">
            <text:p text:style-name="Table_20_Contents">5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DefaultRSocketRequesterBuilder.rsocketStrategies( Consumer &lt; RSocketStrategies . Builder &gt; configur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RSocketRequesterBuilder.connectWebSocket( URI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RSocketRequesterBuilder.initConnector( List &lt; RSocketConnectorConfigurer &gt; connectorConfigurers , MimeType metaMimeType , MimeType dataMimeType , RSocketStrategies rsocketStrategi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DefaultRSocketRequesterBuilder.setupData( Object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RSocketRequesterBuilder.setupMetadata( Object metadata , @ Nullable MimeType mime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RSocketRequesterBuilder.getRSocketStrategie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DefaultRSocketRequesterBuilder.getMetadataMimeTyp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RSocketRequesterBuilder.metadataMimeType( MimeType mime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RSocketRequesterBuilder.transport( ClientTransport transpo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efaultRSocketRequesterBuilder.connect( ClientTransport transpo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efaultRSocketRequesterBuilder.websocket( URI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RSocketRequesterBuilder.transports( Publisher &lt; List &lt; LoadbalanceTarget &gt; &gt; targetPublisher , LoadbalanceStrategy loadbalanceStrateg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efaultRSocketRequesterBuilder.rsocketConnector( RSocketConnectorConfigurer configur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